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top="0.109cm" fo:margin-bottom="0.109cm" style:contextual-spacing="false" fo:line-height="115%"/>
      <style:text-properties officeooo:paragraph-rsid="00099111"/>
    </style:style>
    <style:style style:name="P2" style:family="paragraph" style:parent-style-name="Standard">
      <loext:graphic-properties draw:fill-gradient-name="gradient" draw:fill-hatch-name="hatch"/>
      <style:paragraph-properties fo:margin-top="0.109cm" fo:margin-bottom="0.109cm" style:contextual-spacing="false" fo:line-height="115%"/>
      <style:text-properties officeooo:paragraph-rsid="000b3983"/>
    </style:style>
    <style:style style:name="P3" style:family="paragraph" style:parent-style-name="Standard">
      <style:text-properties officeooo:rsid="000732e8" officeooo:paragraph-rsid="000732e8"/>
    </style:style>
    <style:style style:name="P4" style:family="paragraph" style:parent-style-name="Standard">
      <loext:graphic-properties draw:fill-gradient-name="gradient" draw:fill-hatch-name="hatch"/>
      <style:paragraph-properties fo:margin-top="0.109cm" fo:margin-bottom="0.109cm" style:contextual-spacing="false" fo:line-height="115%"/>
      <style:text-properties officeooo:rsid="000732e8" officeooo:paragraph-rsid="000732e8"/>
    </style:style>
    <style:style style:name="P5" style:family="paragraph" style:parent-style-name="Standard">
      <loext:graphic-properties draw:fill-gradient-name="gradient" draw:fill-hatch-name="hatch"/>
      <style:paragraph-properties fo:margin-top="0.109cm" fo:margin-bottom="0.109cm" style:contextual-spacing="false" fo:line-height="115%"/>
      <style:text-properties officeooo:rsid="0007991b" officeooo:paragraph-rsid="0007991b"/>
    </style:style>
    <style:style style:name="P6" style:family="paragraph" style:parent-style-name="Standard">
      <loext:graphic-properties draw:fill-gradient-name="gradient" draw:fill-hatch-name="hatch"/>
      <style:paragraph-properties fo:margin-top="0.109cm" fo:margin-bottom="0.109cm" style:contextual-spacing="false" fo:line-height="115%"/>
      <style:text-properties officeooo:rsid="0007991b" officeooo:paragraph-rsid="000b3983"/>
    </style:style>
    <style:style style:name="P7" style:family="paragraph" style:parent-style-name="Standard">
      <loext:graphic-properties draw:fill-gradient-name="gradient" draw:fill-hatch-name="hatch"/>
      <style:paragraph-properties fo:margin-top="0.109cm" fo:margin-bottom="0.109cm" style:contextual-spacing="false" fo:line-height="115%"/>
      <style:text-properties fo:font-weight="bold" officeooo:rsid="0007991b" officeooo:paragraph-rsid="0007991b" style:font-weight-asian="bold" style:font-weight-complex="bold"/>
    </style:style>
    <style:style style:name="P8" style:family="paragraph" style:parent-style-name="Heading_20_1" style:list-style-name="">
      <loext:graphic-properties draw:fill-gradient-name="gradient" draw:fill-hatch-name="hatch"/>
      <style:paragraph-properties fo:margin-top="0.109cm" fo:margin-bottom="0.109cm" style:contextual-spacing="false" fo:line-height="115%"/>
    </style:style>
    <style:style style:name="P9" style:family="paragraph" style:parent-style-name="Heading_20_1">
      <loext:graphic-properties draw:fill-gradient-name="gradient" draw:fill-hatch-name="hatch"/>
      <style:paragraph-properties fo:margin-top="0.109cm" fo:margin-bottom="0.109cm" style:contextual-spacing="false" fo:line-height="115%" fo:break-before="page"/>
    </style:style>
    <style:style style:name="P10" style:family="paragraph" style:parent-style-name="Heading_20_2">
      <style:text-properties fo:font-weight="bold" style:font-weight-asian="bold" style:font-weight-complex="bold"/>
    </style:style>
    <style:style style:name="P11" style:family="paragraph" style:parent-style-name="Standard" style:list-style-name="L1">
      <loext:graphic-properties draw:fill-gradient-name="gradient" draw:fill-hatch-name="hatch"/>
      <style:paragraph-properties fo:margin-top="0.109cm" fo:margin-bottom="0.109cm" style:contextual-spacing="false" fo:line-height="115%"/>
      <style:text-properties officeooo:rsid="0007991b" officeooo:paragraph-rsid="00099111"/>
    </style:style>
    <style:style style:name="P12" style:family="paragraph" style:parent-style-name="Standard" style:list-style-name="L1">
      <loext:graphic-properties draw:fill-gradient-name="gradient" draw:fill-hatch-name="hatch"/>
      <style:paragraph-properties fo:margin-top="0.109cm" fo:margin-bottom="0.109cm" style:contextual-spacing="false" fo:line-height="115%"/>
      <style:text-properties officeooo:rsid="0007991b" officeooo:paragraph-rsid="0007991b"/>
    </style:style>
    <style:style style:name="P13" style:family="paragraph" style:parent-style-name="Standard" style:list-style-name="L2">
      <loext:graphic-properties draw:fill-gradient-name="gradient" draw:fill-hatch-name="hatch"/>
      <style:paragraph-properties fo:margin-top="0.109cm" fo:margin-bottom="0.109cm" style:contextual-spacing="false" fo:line-height="115%"/>
      <style:text-properties officeooo:paragraph-rsid="00099111"/>
    </style:style>
    <style:style style:name="P14" style:family="paragraph" style:parent-style-name="Standard" style:list-style-name="L2">
      <loext:graphic-properties draw:fill-gradient-name="gradient" draw:fill-hatch-name="hatch"/>
      <style:paragraph-properties fo:margin-top="0.109cm" fo:margin-bottom="0.109cm" style:contextual-spacing="false" fo:line-height="115%"/>
      <style:text-properties officeooo:paragraph-rsid="000b0596"/>
    </style:style>
    <style:style style:name="P15" style:family="paragraph" style:parent-style-name="Standard" style:list-style-name="L3">
      <loext:graphic-properties draw:fill-gradient-name="gradient" draw:fill-hatch-name="hatch"/>
      <style:paragraph-properties fo:margin-top="0.109cm" fo:margin-bottom="0.109cm" style:contextual-spacing="false" fo:line-height="115%"/>
      <style:text-properties officeooo:paragraph-rsid="000b0596"/>
    </style:style>
    <style:style style:name="P16" style:family="paragraph" style:parent-style-name="Standard" style:list-style-name="L4">
      <loext:graphic-properties draw:fill-gradient-name="gradient" draw:fill-hatch-name="hatch"/>
      <style:paragraph-properties fo:margin-top="0.109cm" fo:margin-bottom="0.109cm" style:contextual-spacing="false" fo:line-height="115%"/>
      <style:text-properties officeooo:paragraph-rsid="0028df94"/>
    </style:style>
    <style:style style:name="P17" style:family="paragraph" style:parent-style-name="Standard">
      <loext:graphic-properties draw:fill-gradient-name="gradient" draw:fill-hatch-name="hatch"/>
      <style:paragraph-properties fo:margin-top="0.109cm" fo:margin-bottom="0.109cm" style:contextual-spacing="false" fo:line-height="115%"/>
      <style:text-properties officeooo:rsid="000732e8" officeooo:paragraph-rsid="0028df94"/>
    </style:style>
    <style:style style:name="T1" style:family="text">
      <style:text-properties officeooo:rsid="0007991b"/>
    </style:style>
    <style:style style:name="T2" style:family="text">
      <style:text-properties officeooo:rsid="00099111"/>
    </style:style>
    <style:style style:name="T3" style:family="text">
      <style:text-properties fo:font-weight="bold" style:font-weight-asian="bold" style:font-weight-complex="bold"/>
    </style:style>
    <style:style style:name="T4" style:family="text">
      <style:text-properties fo:font-weight="bold" officeooo:rsid="0007991b" style:font-weight-asian="bold" style:font-weight-complex="bold"/>
    </style:style>
    <style:style style:name="T5" style:family="text">
      <style:text-properties fo:font-weight="bold" officeooo:rsid="000b3983" style:font-weight-asian="bold" style:font-weight-complex="bold"/>
    </style:style>
    <style:style style:name="T6" style:family="text">
      <style:text-properties officeooo:rsid="000b0596"/>
    </style:style>
    <style:style style:name="T7" style:family="text">
      <style:text-properties officeooo:rsid="000b3983"/>
    </style:style>
    <style:style style:name="T8" style:family="text">
      <style:text-properties fo:background-color="#ffff00" loext:char-shading-value="0"/>
    </style:style>
    <style:style style:name="T9" style:family="text">
      <style:text-properties officeooo:rsid="000732e8"/>
    </style:style>
    <style:style style:name="T10" style:family="text">
      <style:text-properties officeooo:rsid="0028df9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text:bookmark-start text:name="__DdeLink__2_121319516"/>ZZEN9444: Neural Networks and Deep Learning</text:p>
      <text:p text:style-name="P3"/>
      <text:p text:style-name="Subtitle">Hexa 5 2022, Assessment 2 </text:p>
      <text:p text:style-name="P3"/>
      <text:p text:style-name="P4"><text:span text:style-name="T3">Student:</text:span> Michael Kingston</text:p>
      <text:p text:style-name="P4"><text:span text:style-name="T3">Due</text:span>:</text:p>
      <text:p text:style-name="P4"><text:span text:style-name="T3">Submitted:</text:span> </text:p>
      <text:p text:style-name="P4"><text:span text:style-name="T5">Note:</text:span><text:span text:style-name="T7"> </text:span>Approval given for 1 week extension</text:p>
      <text:p text:style-name="P4"/>
      <text:h text:style-name="Heading_20_1" text:outline-level="1">Problem Statement</text:h>
      <text:p text:style-name="P17">In this assignment you will be implementing and training various neural network models for three different tasks. You are to complete and submit three python files </text:p>
      <text:list xml:id="list2754699343" text:style-name="L4">
        <text:list-item>
          <text:p text:style-name="P16"><text:span text:style-name="T9">kuzu.py, </text:span></text:p>
        </text:list-item>
        <text:list-item>
          <text:p text:style-name="P16"><text:span text:style-name="T9">spiral.py and </text:span></text:p>
        </text:list-item>
        <text:list-item>
          <text:p text:style-name="P16"><text:span text:style-name="T9">encoder.py </text:span></text:p>
        </text:list-item>
        <text:list-item>
          <text:p text:style-name="P16"><text:span text:style-name="T9">as well as a written report a2.pdf </text:span><text:span text:style-name="T10">(</text:span><text:span text:style-name="T9">in pdf format)</text:span></text:p>
        </text:list-item>
      </text:list>
      <text:p text:style-name="P4">This assessment is comprised of 3 parts with multiple steps in each part. The steps require you to complete actions using the files provided and/or record your findings into the report. Ensure you read and complete each step as directed.</text:p>
      <text:p text:style-name="P4">Please post any questions into the Ed forum.</text:p>
      <text:p text:style-name="P4">You will be penalised 5% per day of the marks available for this assessment task if you submit it after the due date, unless you have an approved extension through Special Consideration. </text:p>
      <text:h text:style-name="P8" text:outline-level="1"/>
      <text:h text:style-name="P9" text:outline-level="1">Part 1: Japanese Character recognition</text:h>
      <text:p text:style-name="P5">For part 1 of the assignment you will be implementing networks to recognise handwritten Hiragana symbols. The dataset to be used is Kuzushiji-MNIST or KMNIST for short The paper describing the dataset is available here. It is worth reading, but in short: significant changes occurred to the language when Japan reformed their education system in 1868, and the majority of Japanese today cannot read texts published over 150 years ago. This paper presents a dataset of handwritten, labelled examples of this old-style script (Kuzushiji). Along with this dataset, however, they also provide a much simpler one, containing 10 Hiragana characters with 7000 samples per class. This is the dataset we will be using.</text:p>
      <text:p text:style-name="P7">This part of the assessment is comprised of four steps:</text:p>
      <text:h text:style-name="Heading_20_2" text:outline-level="2"><text:span text:style-name="T3">Step 1 [1 mark]:</text:span> </text:h>
      <text:list xml:id="list2911140218" text:style-name="L1">
        <text:list-item>
          <text:p text:style-name="P11">Implement a model NetLin which computes a linear function of the pixels in the image, followed by log softmax. In Python on your computer, run the code by typing: <text:span text:style-name="T2">`</text:span>python3 kuzu_main.py --net lin<text:span text:style-name="T2">`</text:span></text:p>
        </text:list-item>
        <text:list-item>
          <text:p text:style-name="P12">Copy the final accuracy and confusion matrix into your report. The final accuracy should be around 70%. Note that the rows of the confusion</text:p>
        </text:list-item>
        <text:list-item>
          <text:p text:style-name="P12">matrix indicate the target character, while the columns indicate the one chosen by the network. (0="o", 1="ki", 2="su", 3="tsu", 4="na", 5="ha", 6="ma", 7="ya", 8="re", 9="wo"). More examples of each character can be found here.</text:p>
        </text:list-item>
      </text:list>
      <text:h text:style-name="Heading_20_2" text:outline-level="2"><text:span text:style-name="T3">Step 2 [1 mark]: </text:span><text:s/></text:h>
      <text:list xml:id="list154214808053789" text:continue-numbering="true" text:style-name="L1">
        <text:list-item>
          <text:p text:style-name="P11">Implement a fully connected 2-layer network NetFull (i.e. one hidden layer, plus the output layer), using tanh at the hidden</text:p>
        </text:list-item>
        <text:list-item>
          <text:p text:style-name="P12">layer and log softmax at the output layer. Run the code by typing:</text:p>
        </text:list-item>
        <text:list-item>
          <text:p text:style-name="P12">Try different values (multiples of 10) for the number of hidden nodes and try to determine a value that achieves high accuracy (at least 84%) on the test set. Copy the final accuracy and confusion matrix into your report.</text:p>
        </text:list-item>
      </text:list>
      <text:h text:style-name="Heading_20_2" text:outline-level="2"><text:span text:style-name="T3">Step 3 [2 marks]</text:span>: </text:h>
      <text:p text:style-name="P6">Implement a convolutional network called NetConv, with two convolutional layers plus one fully connected layer, all using</text:p>
      <text:list xml:id="list154213686549714" text:continue-numbering="true" text:style-name="L1">
        <text:list-item>
          <text:p text:style-name="P11">relu activation function, followed by the output layer, using log softmax. You are free to choose for yourself the number and size of the filters, metaparameter values (learning rate and momentum), and whether to use max pooling or a fully convolutional architecture. Run the code by typing: </text:p>
          <text:list>
            <text:list-item>
              <text:p text:style-name="P11"><text:span text:style-name="T2">`</text:span>python3 kuzu_main.py --net conv<text:span text:style-name="T2">`</text:span>.</text:p>
            </text:list-item>
          </text:list>
        </text:list-item>
        <text:list-item>
          <text:p text:style-name="P12">Your network should consistently achieve at least 93% accuracy on the test set after 10 training epochs. Copy the final accuracy and</text:p>
        </text:list-item>
        <text:list-item>
          <text:p text:style-name="P12"><text:soft-page-break/>confusion matrix into your report.</text:p>
        </text:list-item>
      </text:list>
      <text:h text:style-name="Heading_20_2" text:outline-level="2"><text:span text:style-name="T4">Step 4 [6 marks]</text:span><text:span text:style-name="T1">: </text:span></text:h>
      <text:p text:style-name="P6">Discuss what you have learned from this exercise, including the following points:</text:p>
      <text:list xml:id="list154214505576721" text:continue-numbering="true" text:style-name="L1">
        <text:list-item>
          <text:p text:style-name="P11">the relative accuracy of the three models, </text:p>
        </text:list-item>
        <text:list-item>
          <text:p text:style-name="P11">the confusion matrix for each model: which characters are most likely to be mistaken for which other characters, and why?</text:p>
        </text:list-item>
        <text:list-item>
          <text:p text:style-name="P11">experiment with other architectures and/or metaparameters for this dataset, and report on your results; the aim of this exercise is not only to achieve high accuracy but also to understand the effect of different choices on the final accuracy.</text:p>
        </text:list-item>
      </text:list>
      <text:h text:style-name="P9" text:outline-level="1">Part 2 - Twin spirals</text:h>
      <text:p text:style-name="P1">For Part 2, you will be training on the famous Two Spirals Problem (Lang and Witbrock, 1988). The supplied code <text:span text:style-name="T2">`</text:span>spiral_main.py<text:span text:style-name="T2">`</text:span> loads the</text:p>
      <text:p text:style-name="P1">training data from <text:span text:style-name="T2">`</text:span>spirals.csv<text:span text:style-name="T2">`</text:span>, applies the specified model and produces a graph of the resulting function, along with the data. For this task</text:p>
      <text:p text:style-name="P1">there is no test set as such, but we instead judge the generalisation by plotting the function computed by the network and making a visual</text:p>
      <text:p text:style-name="P1">assessment.</text:p>
      <text:p text:style-name="P2">This part of the assessment is comprised of six steps:</text:p>
      <text:h text:style-name="Heading_20_2" text:outline-level="2"><text:span text:style-name="T3">Step 1 [1 mark]:</text:span> </text:h>
      <text:p text:style-name="P2">Provide code for a Pytorch Module called PolarNet which operates as follows: </text:p>
      <text:list xml:id="list235145491" text:style-name="L2">
        <text:list-item>
          <text:p text:style-name="P13">First, the input (x,y) is converted to polar co-ordinates (r,a) with r=sqrt(x*x + y*y), a=atan2(y,x). </text:p>
        </text:list-item>
        <text:list-item>
          <text:p text:style-name="P13">Next, (r,a) is fed into a fully connected neural network with one hidden layer using tanh activation, </text:p>
        </text:list-item>
        <text:list-item>
          <text:p text:style-name="P13">followed by a single output using sigmoid activation. </text:p>
        </text:list-item>
        <text:list-item>
          <text:p text:style-name="P13"><text:bookmark-start text:name="__DdeLink__5080_1322538730"/>The conversion to polar coordinates should be included in your forward() method, so that the Module performs the entire task of conversion followed by network layers.<text:bookmark-end text:name="__DdeLink__5080_1322538730"/></text:p>
        </text:list-item>
      </text:list>
      <text:h text:style-name="Heading_20_2" text:outline-level="2"><text:span text:style-name="T3">Step 2 [1 mark]:</text:span> </text:h>
      <text:p text:style-name="P2">In Python on your computer, run the code by typing: <text:span text:style-name="T2">`</text:span>python3 spiral_main.py --net polar --hid 10<text:span text:style-name="T2">`</text:span>.</text:p>
      <text:list xml:id="list154213009714829" text:continue-numbering="true" text:style-name="L2">
        <text:list-item>
          <text:p text:style-name="P13">Try to find the minimum number of hidden nodes required so that this PolarNet learns to correctly classify all of the training data within 20000 epochs, on almost all runs. </text:p>
        </text:list-item>
        <text:list-item>
          <text:p text:style-name="P13">The <text:span text:style-name="T2">`</text:span>graph_output()<text:span text:style-name="T2">`</text:span> method will generate a picture of the function computed by your PolarNet called <text:span text:style-name="T2">`</text:span>polar_out.png<text:span text:style-name="T2">`</text:span>, which you should include in your report.</text:p>
        </text:list-item>
        <text:list-item>
          <text:p text:style-name="P13">Try to find the minimum number of hidden nodes required so that this PolarNet learns to correctly classify all of the training data within 20000 epochs, on almost all runs. The <text:span text:style-name="T2">`</text:span>graph_output()<text:span text:style-name="T2">`</text:span> method will generate a picture of the function computed by your PolarNet called <text:span text:style-name="T2">`</text:span>polar_out.png, which you should include in your report<text:span text:style-name="T2">`</text:span>.</text:p>
        </text:list-item>
      </text:list>
      <text:h text:style-name="Heading_20_2" text:outline-level="2"><text:span text:style-name="T3">Step 3 [1 mark]:</text:span> </text:h>
      <text:p text:style-name="P2">Provide code for a Pytorch Module called RawNet which operates on the raw input (x, y) without converting to polar shown in the diagram, but a larger number of hidden nodes are needed for the task. Secondly, our network will not have shortcut connections; although these appeared to be necessary in the original 1988 paper using SGD, it now appears that the task can be learned without shortcut connections, with the help of the Adam optimiser.</text:p>
      <text:h text:style-name="Heading_20_2" text:outline-level="2"><text:soft-page-break/><text:span text:style-name="T3">Step 4 [1 mark]:</text:span> </text:h>
      <text:p text:style-name="P2">In Python on your computer, run the code by typing: python3 spiral_main.py --net raw Try to choose a value for the number of hidden nodes (--hid) and the size of the initial weights (--init) such that <text:span text:style-name="T8">this RawNet learns to correctly classify all of the training data within 20,000 epochs</text:span>, on almost all runs. Include in your report the number of hidden nodes, and the values of any other metaparameters. The graph_output() method will generate a picture of the function computed by your RawNet called raw_out.png, which you should include in your report.</text:p>
      <text:h text:style-name="P10" text:outline-level="2">Step 5 [2 marks]:</text:h>
      <text:p text:style-name="P2">Using graph_output() as a guide, write a method called graph_hidden (net, layer, node) which plots the activation (after applying the tanh function) of the hidden node with the specified number (node) in the specified layer (1 or 2). (Note: if net is of type PolarNet, graph_output() only needs to behave correctly when layer is 1). Hint: you might need to modify forward() so that the hidden unit activations are retained, i.e. replace hid1 = torch.tanh(...) with <text:span text:style-name="T7">`</text:span>self.hid1 = torch.tanh(...)<text:span text:style-name="T7">`</text:span>. Use this code to generate plots of all the hidden nodes in <text:span text:style-name="T7">`</text:span>PolarNet<text:span text:style-name="T7">`</text:span>, and all the hidden nodes in both layers of <text:span text:style-name="T7">`</text:span>RawNet<text:span text:style-name="T7">`</text:span>, and include them in your report.</text:p>
      <text:h text:style-name="P10" text:outline-level="2">Step 6 [6 marks]:</text:h>
      <text:p text:style-name="P2">Discuss what you have learned from this exercise, including the following points:</text:p>
      <text:list xml:id="list154213757542378" text:continue-numbering="true" text:style-name="L2">
        <text:list-item>
          <text:p text:style-name="P14">The qualitative difference between the functions computed by the nodes in the hidden layer(s) in PolarNet and RawNet</text:p>
        </text:list-item>
        <text:list-item>
          <text:p text:style-name="P13">A brief description of how the network uses these functions to achieve the classification</text:p>
        </text:list-item>
        <text:list-item>
          <text:p text:style-name="P13">The effect of different values for initial weight size on the speed and success of learning for RawNet</text:p>
        </text:list-item>
        <text:list-item>
          <text:p text:style-name="P13">Experiment with other changes and comment on the result - for example, changing batch size from 97 to 194, <text:span text:style-name="T8">using SGD instead of Adam, changing tanh to relu, adding a third hidden layer, etc.</text:span> The aim is to understand how different choices impact the final result.</text:p>
        </text:list-item>
      </text:list>
      <text:h text:style-name="P9" text:outline-level="1">Part 3 - Hidden unit dynamics</text:h>
      <text:p text:style-name="P1">In Part 3, you will be investigating hidden unit dynamics, as described in lesson 2, using the supplied code <text:span text:style-name="T6">`</text:span>encoder_main.py<text:span text:style-name="T6">`</text:span> and <text:span text:style-name="T6">`</text:span>encoder_model.py<text:span text:style-name="T6">`</text:span> as well as <text:span text:style-name="T6">`</text:span>encoder.py<text:span text:style-name="T6">`</text:span> (which you should modify and submit). This part is comprised of four steps:</text:p>
      <text:h text:style-name="Heading_20_2" text:outline-level="2"><text:span text:style-name="T3">Step 1 [1 mark]:</text:span> </text:h>
      <text:p text:style-name="P2">Run the code by typing: <text:span text:style-name="T6">`</text:span>python3 encoder_main.py –target=star16<text:span text:style-name="T6">` </text:span>Save the final image and include it in your report. Note that target is determined by the tensor star16 in <text:span text:style-name="T6">`</text:span>encoder.py<text:span text:style-name="T6">`</text:span>, which has 16 rows and 8 columns, indicating that there are 16 inputs and 8 outputs. The inputs use a one-hot encoding and are generated in the form of an identity matrix using <text:span text:style-name="T6">`</text:span>torch.eye()<text:span text:style-name="T6">` </text:span></text:p>
      <text:h text:style-name="Heading_20_2" text:outline-level="2"><text:span text:style-name="T3">Step 2 [2 marks]:</text:span> </text:h>
      <text:p text:style-name="P2">Run the code by typing <text:span text:style-name="T6">`</text:span>python3 encoder_main.py --target=input --dim=9 --plot<text:span text:style-name="T6">`</text:span>. In this case, the task is a 9-2-9 encoder</text:p>
      <text:h text:style-name="Heading_20_2" text:outline-level="2"><text:span text:style-name="T3">Step 3 [2 marks]:</text:span> </text:h>
      <text:p text:style-name="P2">Create by hand a dataset in the form of a tensor called <text:span text:style-name="T6">`</text:span>heart18<text:span text:style-name="T6">`</text:span> in the file <text:span text:style-name="T6">`</text:span>encoder.py<text:span text:style-name="T6">`</text:span> which, when run with the following command, will produce an image essentially the same as the heart-shaped figure shown below (but possibly rotated). Your tensor should have 18 rows and 14 columns. Include the final image in your report, and include the tensor heart18 in your file <text:span text:style-name="T6">`</text:span>encoder.py python3 encoder_main.py –target=heart18<text:span text:style-name="T6">`</text:span></text:p>
      <text:h text:style-name="Heading_20_2" text:outline-level="2"><text:span text:style-name="T3">Step 4 [3 marks]:</text:span> </text:h>
      <text:p text:style-name="P2">Create training data in tensors target1 and target2, which will generate two images of your own design, when run with the command <text:span text:style-name="T6">`</text:span>python3 encoder_main.py --target=target1<text:span text:style-name="T6">`</text:span> (and similarly for target2). You are free to choose the size of the tensors, and to adjust parameters such as <text:span text:style-name="T6">`</text:span>--epochs<text:span text:style-name="T6">`</text:span> and <text:span text:style-name="T6">`</text:span>--lr<text:span text:style-name="T6">`</text:span> in order to achieve successful learning. Marks will be awarded based on creativity and artistic merit. Include the final images in your report, and include the tensors target1 and target2 in your file <text:span text:style-name="T6">`</text:span>encoder.py<text:span text:style-name="T6">`</text:span></text:p>
      <text:h text:style-name="P9" text:outline-level="1">Presentation style/format</text:h>
      <text:p text:style-name="P1">You will submit four files:</text:p>
      <text:list xml:id="list1063404876" text:style-name="L3">
        <text:list-item>
          <text:p text:style-name="P15">A written report in pdf format (a2.pdf)</text:p>
        </text:list-item>
        <text:list-item>
          <text:p text:style-name="P15">kuzu.py</text:p>
        </text:list-item>
        <text:list-item>
          <text:p text:style-name="P15">spiral.py</text:p>
        </text:list-item>
        <text:list-item>
          <text:p text:style-name="P15">encoder.py</text:p>
        </text:list-item>
      </text:list>
      <text:p text:style-name="P1">The written report should be comprised of your results and actions from the steps of each of the three parts of this assessment task. <text:span text:style-name="T3">Before you submit please ensure you have clearly identified each action or response with appropriate sections, headings and sub-headings</text:span>.</text:p>
      <text:h text:style-name="P8" text:outline-level="1"/>
      <text:h text:style-name="P9" text:outline-level="1">How to submit</text:h>
      <text:p text:style-name="P1">Submit your pdf report and three Python files via Turnitin on this page. You may only submit a single file to each Turnitin part - use the tabs at the top of this page to navigate to each submission area for each file.</text:p>
      <text:p text:style-name="P1">You may re-submit multiple times up to the due date. If you submit for the first time after the due date, you may only submit once (if you have submitted before the due date, you will be unable to re-submit after the due date). Normal late penalties apply for submission after the due date.</text:p>
      <text:p text:style-name="P1">Additional information may be found in the Ed discussion board and will be considered as part of the specification for the project. You should check that page regularly.<text:bookmark-end text:name="__DdeLink__2_1213195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09:44:36.561889724</meta:creation-date>
    <dc:date>2022-10-03T15:42:12.822732703</dc:date>
    <meta:editing-duration>PT1H54M13S</meta:editing-duration>
    <meta:editing-cycles>10</meta:editing-cycles>
    <meta:generator>LibreOffice/7.3.6.2$Linux_X86_64 LibreOffice_project/30$Build-2</meta:generator>
    <meta:document-statistic meta:table-count="0" meta:image-count="0" meta:object-count="0" meta:page-count="8" meta:paragraph-count="87" meta:word-count="1847" meta:character-count="10898" meta:non-whitespace-character-count="9155"/>
  </office:meta>
</office:document-meta>
</file>